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4000000255BA76DCFCD987111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56c2" officeooo:paragraph-rsid="001a56c2"/>
    </style:style>
    <style:style style:name="P2" style:family="paragraph" style:parent-style-name="Text_20_body">
      <style:text-properties officeooo:rsid="001a56c2" officeooo:paragraph-rsid="001a56c2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Verdana" style:font-name-complex="Verdana"/>
    </style:style>
    <style:style style:name="P5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51pt solid #000000"/>
      <style:text-properties style:font-name="Verdana" fo:font-weight="bold" style:font-weight-asian="bold" style:font-name-complex="Verdana"/>
    </style:style>
    <style:style style:name="P6" style:family="paragraph" style:parent-style-name="Text_20_body">
      <style:paragraph-properties fo:margin-top="0cm" fo:margin-bottom="0.499cm" loext:contextual-spacing="false"/>
    </style:style>
    <style:style style:name="P7" style:family="paragraph" style:parent-style-name="Text_20_body">
      <style:paragraph-properties fo:margin-top="0cm" fo:margin-bottom="0.499cm" loext:contextual-spacing="false" fo:text-align="start" style:justify-single-word="false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51pt solid #000000"/>
      <style:text-properties style:font-name="Verdana" fo:font-weight="bold" style:font-weight-asian="bold" style:font-name-complex="Verdana"/>
    </style:style>
    <style:style style:name="P9" style:family="paragraph" style:parent-style-name="Standard">
      <style:paragraph-properties fo:line-height="150%" fo:text-align="justify" style:justify-single-word="false"/>
      <style:text-properties style:font-name="Verdana" fo:font-size="8pt" fo:font-style="italic" officeooo:rsid="001c4a53" style:font-size-asian="8pt" style:font-style-asian="italic" style:font-name-complex="Verdana" style:font-size-complex="8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Verdana" fo:font-size="8pt" fo:font-style="italic" officeooo:rsid="001c4a53" style:font-size-asian="8pt" style:font-style-asian="italic" style:font-name-complex="Verdana" style:font-size-complex="8pt"/>
    </style:style>
    <style:style style:name="T1" style:family="text">
      <style:text-properties officeooo:rsid="001c4a53"/>
    </style:style>
    <style:style style:name="T2" style:family="text">
      <style:text-properties officeooo:rsid="001c8cc9"/>
    </style:style>
    <style:style style:name="T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MANDA DI <text:span text:style-name="T1">RECESSO DA</text:span> MEMBRO </text:p>
      <text:p text:style-name="P5">DELL’ASSOCIAZIONE FREECIRCLE</text:p>
      <text:p text:style-name="P4"/>
      <text:p text:style-name="P10">Spett.le ___________________<text:line-break/>indirizzo ___________________</text:p>
      <text:p text:style-name="P6">Ogge<text:span text:style-name="T1">­</text:span>tto: comunicazione dimissioni</text:p>
      <text:p text:style-name="P6">Gent.li sig.ri,</text:p>
      <text:p text:style-name="P6">con la volontà di mettermi in gioco e dedicare del tempo al<text:span text:style-name="T2">la divulgazione di software libero</text:span>, per ____ anni ho fatto parte di quest’associazione. Ho sempre sostenuto, e continuo a sostenere, l’importanza del volontariato come contributo molto importante nella formazione individuale e nei confronti della società, ragion per cui ho cercato di dare il mio contributo con la massima serietà e impegno.</text:p>
      <text:p text:style-name="P6">RingraziandoVi quindi dell’opportunità concessami, con la presente comunico le dimissioni da socio di codesta associazione. Dalla data della presente si intende risolto ed interrotto ogni rapporto instaurato con codesta Associazione.</text:p>
      <text:p text:style-name="P7">Nome e Cognome ______________________<text:line-break/>Tessera societaria numero _______________</text:p>
      <text:p text:style-name="P6">Cordiali saluti<text:line-break/>Data e firma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Bookman Old Style" fo:font-family="'Bookman Old Style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Bookman Old Style" style:font-family-complex="'Bookman Old Style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 fo:orphans="0" fo:widows="0" fo:padding-left="0.141cm" fo:padding-right="0.141cm" fo:padding-top="0.035cm" fo:padding-bottom="0.035cm" fo:border="0.51pt solid #000000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Stile2" style:family="paragraph" style:parent-style-name="Standard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2.223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2pt"/>
    </style:style>
    <style:style style:name="Rientro_20_corpo_20_del_20_testo_20_2" style:display-name="Rientro corpo del testo 2" style:family="paragraph" style:parent-style-name="Standard">
      <style:paragraph-properties fo:margin-left="2.223cm" fo:margin-right="0cm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iga_20_d_27_intestazione" style:display-name="Riga d'intestazion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-complex="Verdana" style:font-family-complex="Verdana" style:font-family-generic-complex="swiss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a56c2" officeooo:paragraph-rsid="001a56c2"/>
    </style:style>
    <style:style style:name="MP2" style:family="paragraph" style:parent-style-name="Text_20_body">
      <style:text-properties officeooo:rsid="001a56c2" officeooo:paragraph-rsid="001a56c2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width="1.688cm" svg:height="1.75cm" draw:z-index="1"><draw:image xlink:href="Pictures/100002010000024000000255BA76DCFCD9871110.png" xlink:type="simple" xlink:show="embed" xlink:actuate="onLoad"/></draw:frame></text:p>
        <text:p text:style-name="MP2"/>
      </style:header>
      <style:footer>
        <text:p text:style-name="MP3"><draw:frame draw:style-name="Mfr2" draw:name="Cornice2" text:anchor-type="char" svg:x="18.787cm" svg:y="0.002cm" svg:width="0.212cm" svg:height="0.485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CSIMILE DI DOMANDA DI AMMISSIONE A SOCIO</dc:title>
    <meta:initial-creator>Barbara Cattelan</meta:initial-creator>
    <meta:creation-date>2007-03-30T17:51:00</meta:creation-date>
    <dc:date>2017-01-17T20:05:59.947654582</dc:date>
    <meta:editing-cycles>10</meta:editing-cycles>
    <meta:editing-duration>P23DT23H4M10S</meta:editing-duration>
    <meta:generator>LibreOffice/5.2.4.2.0$Linux_X86_64 LibreOffice_project/20m0$Build-2</meta:generator>
    <meta:document-statistic meta:table-count="0" meta:image-count="1" meta:object-count="0" meta:page-count="1" meta:paragraph-count="10" meta:word-count="122" meta:character-count="905" meta:non-whitespace-character-count="792"/>
  </office:meta>
</office:document-meta>
</file>